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8pt" style:font-size-asian="18pt" style:font-size-complex="18pt"/>
    </style:style>
    <style:style style:name="P3" style:family="paragraph" style:parent-style-name="Standard">
      <style:paragraph-properties fo:margin-top="0in" fo:margin-bottom="0in" loext:contextual-spacing="false"/>
      <style:text-properties fo:font-size="10pt" style:font-size-asian="10pt" style:font-size-complex="10pt"/>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paragraph-properties fo:margin-left="0.5in" fo:margin-right="0in" fo:margin-top="0in" fo:margin-bottom="0in" loext:contextual-spacing="false" fo:text-indent="0in" style:auto-text-indent="false"/>
      <style:text-properties fo:font-size="10pt" style:font-size-asian="10pt" style:font-size-complex="10pt"/>
    </style:style>
    <style:style style:name="P9" style:family="paragraph" style:parent-style-name="Standard">
      <style:paragraph-properties fo:margin-left="0in" fo:margin-right="0in" fo:margin-top="0in" fo:margin-bottom="0in" loext:contextual-spacing="false" fo:text-indent="0in" style:auto-text-indent="false"/>
      <style:text-properties fo:font-size="10pt" style:font-size-asian="10pt" style:font-size-complex="10pt"/>
    </style:style>
    <style:style style:name="T1" style:family="text">
      <style:text-properties fo:font-size="18pt" style:font-size-asian="18pt" style:font-size-complex="18pt"/>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0pt"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non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Gestionar puntuación (ELO) jugadores de ajedrez</text:span></text:p>
      <text:p text:style-name="P2"/>
      <text:p text:style-name="P1"><text:span text:style-name="T2">Introducción: </text:span></text:p>
      <text:p text:style-name="P1"><text:span text:style-name="T2"><text:s text:c="3"/>1.</text:span><text:span text:style-name="T3">Caso de uso del sistema</text:span></text:p>
      <text:p text:style-name="P1"><text:span text:style-name="T2"><text:s text:c="7"/></text:span><text:span text:style-name="T4">Un club de ajedrez tiene un listado (fichero excel, el cual se pasará a svc) <text:s/>con las puntuaciones de los niños de sus escuelas <text:s/>municipales y cuando organiza torneos, el programa que crea los emparejamientos, genera otro fichero excel (se pasa a svc) con las modificaciones de las puntuaciones de los jugadores que participaron. El club quiere que se actualice el listado automáticamente tras cada torneo, para al cabo de un mes, publicar el nuevo listado. En la página web, cada jugador podrá ver su elo actual.</text:span></text:p>
      <text:p text:style-name="P3"/>
      <text:p text:style-name="P1"><text:span text:style-name="T2">2.</text:span><text:span text:style-name="T3">Requisitos funcionales</text:span><text:span text:style-name="T5"> </text:span></text:p>
      <text:list xml:id="list3381921207" text:style-name="WWNum2">
        <text:list-item>
          <text:p text:style-name="P5"><text:span text:style-name="T4">Habrá en la parte superior derecha un cuadrado para el login. Para registrarse, los clientes deberán rellenar un formulario con su usuario, clave, nombre, apellidos y colegio. Tras esto, les aparecerá un mensaje de guardar registro. </text:span></text:p>
        </text:list-item>
      </text:list>
      <text:p text:style-name="P8"/>
      <text:list xml:id="list3653437976" text:style-name="WWNum1">
        <text:list-item>
          <text:p text:style-name="P6"><text:span text:style-name="T4">En la página principal habrá una pestaña donde al pinchar, aparecerá un calendario con los próximos torneos (indicando día y hora). Y también en el inicio, un buscador para que todos los clientes (usuarios o no, porque habrá ya jugadores en el listado) podrán buscarse por nombre y apellidos para saber su puntuación actual.</text:span></text:p>
        </text:list-item>
      </text:list>
      <text:p text:style-name="P8"/>
      <text:p text:style-name="P8"/>
      <text:p text:style-name="P8"/>
      <text:list xml:id="list103045257381296" text:continue-numbering="true" text:style-name="WWNum1">
        <text:list-item>
          <text:p text:style-name="P6"><text:span text:style-name="T4">Acceso con login: Los usuarios que se registren, dependiendo de su puntuación durante el curso, recibirán (cada mes ) una serie de consejos para poder mejorar (por ejemplo, libros a estudiar).</text:span></text:p>
        </text:list-item>
      </text:list>
      <text:p text:style-name="P8"/>
      <text:p text:style-name="P8"/>
      <text:p text:style-name="P8"/>
      <text:list xml:id="list103045172756731" text:continue-numbering="true" text:style-name="WWNum1">
        <text:list-item>
          <text:p text:style-name="P6"><text:span text:style-name="T4">Al administrador de la página le llegará un mensaje con los datos de cada nuevo usuario. Acto seguido, éste completará los datos de los jugadores para almacenarlos en la base de datos para poder organizar los torneos (valor de la constante k de cada jugador, puntuación inicial...). Y después de cada torneo, tendrá que darle un botón que ponga actualizar y seleccionar el fichero con el que se va a actualizar el listado. (SE SUPONDRÁ QUE YA TIENE EL ADMINISTRADOR UNA LISTA CON JUGADORES Y UN TORNEO HECHO CON SU LISTA PERTINENTE).</text:span></text:p>
        </text:list-item>
      </text:list>
      <text:p text:style-name="P3"/>
      <text:p text:style-name="P3"/>
      <text:list xml:id="list2036607579" text:style-name="WWNum3">
        <text:list-item>
          <text:p text:style-name="P7"><text:span text:style-name="T4">Lo ideal sería que la página tuviera una pestaña con el nombre ParaTuClub, en la cual, cada club pueda cargar su listado (svc) y otro de las variaciones en las puntuaciones (svc) y se actualizase el listado.</text:span></text:p>
        </text:list-item>
      </text:list>
      <text:p text:style-name="P3"/>
      <text:p text:style-name="P9"/>
      <text:p text:style-name="P9"/>
      <text:p text:style-name="P9"/>
      <text:p text:style-name="P1"><text:soft-page-break/><text:span text:style-name="T4"><text:s text:c="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1" meta:word-count="356" meta:character-count="2133" meta:non-whitespace-character-count="1772"/>
    <meta:generator>LibreOfficeDev/6.0.5.2$Linux_X86_64 LibreOffice_project/</meta:generator>
  </office:meta>
</office:document-meta>
</file>